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5.40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48cm"/>
    </style:style>
    <style:style style:name="co24" style:family="table-column">
      <style:table-column-properties fo:break-before="auto" style:column-width="4.015cm"/>
    </style:style>
    <style:style style:name="co25" style:family="table-column">
      <style:table-column-properties fo:break-before="auto" style:column-width="4.179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512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512cm"/>
    </style:style>
    <style:style style:name="co31" style:family="table-column">
      <style:table-column-properties fo:break-before="auto" style:column-width="2.637cm"/>
    </style:style>
    <style:style style:name="co32" style:family="table-column">
      <style:table-column-properties fo:break-before="auto" style:column-width="4.491cm"/>
    </style:style>
    <style:style style:name="co33" style:family="table-column">
      <style:table-column-properties fo:break-before="auto" style:column-width="2.738cm"/>
    </style:style>
    <style:style style:name="co34" style:family="table-column">
      <style:table-column-properties fo:break-before="auto" style:column-width="6.262cm"/>
    </style:style>
    <style:style style:name="co35" style:family="table-column">
      <style:table-column-properties fo:break-before="auto" style:column-width="2.247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39" style:family="table-column">
      <style:table-column-properties fo:break-before="auto" style:column-width="4.66cm"/>
    </style:style>
    <style:style style:name="co40" style:family="table-column">
      <style:table-column-properties fo:break-before="auto" style:column-width="0.485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43" style:family="table-column">
      <style:table-column-properties fo:break-before="auto" style:column-width="1.7cm"/>
    </style:style>
    <style:style style:name="co44" style:family="table-column">
      <style:table-column-properties fo:break-before="auto" style:column-width="1.887cm"/>
    </style:style>
    <style:style style:name="co45" style:family="table-column">
      <style:table-column-properties fo:break-before="auto" style:column-width="1.582cm"/>
    </style:style>
    <style:style style:name="co46" style:family="table-column">
      <style:table-column-properties fo:break-before="auto" style:column-width="3.247cm"/>
    </style:style>
    <style:style style:name="co47" style:family="table-column">
      <style:table-column-properties fo:break-before="auto" style:column-width="3.53cm"/>
    </style:style>
    <style:style style:name="co48" style:family="table-column">
      <style:table-column-properties fo:break-before="auto" style:column-width="8.618cm"/>
    </style:style>
    <style:style style:name="co49" style:family="table-column">
      <style:table-column-properties fo:break-before="auto" style:column-width="9.416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7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2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5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2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5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11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1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2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4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7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5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5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6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67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fo:background-color="#006600"/>
    </style:style>
    <style:style style:name="ce1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1" style:family="table-cell" style:parent-style-name="Default">
      <style:table-cell-properties fo:background-color="#006600" fo:border="none"/>
    </style:style>
    <style:style style:name="ce1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9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2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3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8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18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>
      <style:table-cell-properties fo:background-color="#99ff99" fo:border="0.06pt solid #000000"/>
    </style:style>
    <style:style style:name="ce18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07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9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210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21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5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21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"/>
          <table:table-cell/>
          <table:table-cell table:style-name="ce41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42"/>
          <table:table-cell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.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6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50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0.8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5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50"/>
          <table:table-cell table:style-name="ce45" table:number-columns-repeated="5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0.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44" table:number-columns-repeated="2"/>
          <table:table-cell table:style-name="ce45" table:number-columns-repeated="2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0.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55"/>
          <table:table-cell table:style-name="ce51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0.6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3" office:value-type="string" calcext:value-type="string">
            <text:p>Mithril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0.5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4" office:value-type="string" calcext:value-type="string">
            <text:p>Dungeon Master's Blood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0.5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52"/>
          <table:covered-table-cell table:number-columns-repeated="3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2"/>
          <table:table-cell table:style-name="ce51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350" calcext:value-type="float">
            <text:p>3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float" office:value="500" calcext:value-type="float">
            <text:p>50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0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5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0.354cm" svg:height="0.381cm" svg:x="31.397cm" svg:y="3.651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0.377cm" svg:height="0.399cm" svg:x="31.343cm" svg:y="1.813c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1.345cm" svg:y="2.272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1.373cm" svg:y="2.738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1.383cm" svg:y="3.19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1.874cm" svg:y="3.6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0.354cm" svg:height="0.381cm" svg:x="31.373cm" svg:y="4.093c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1.874cm" svg:y="4.065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0.354cm" svg:height="0.381cm" svg:x="31.373cm" svg:y="4.536c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874cm" svg:y="4.517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1.873cm" svg:y="4.986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73cm" svg:y="4.997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2.369cm" svg:y="5.41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1.8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1.3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1.349cm" svg:y="1.36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0.354cm" svg:height="0.381cm" svg:x="32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0.354cm" svg:height="0.381cm" svg:x="31.868cm" svg:y="5.898c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0.354cm" svg:height="0.381cm" svg:x="31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0.354cm" svg:height="0.381cm" svg:x="32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0.354cm" svg:height="0.381cm" svg:x="31.87cm" svg:y="6.322c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0.354cm" svg:height="0.381cm" svg:x="31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0.377cm" svg:height="0.399cm" svg:x="32.871cm" svg:y="6.322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32" table:default-cell-style-name="ce57"/>
        <table:table-column table:style-name="co33" table:default-cell-style-name="ce57"/>
        <table:table-column table:style-name="co34" table:default-cell-style-name="ce57"/>
        <table:table-column table:style-name="co35" table:default-cell-style-name="ce109"/>
        <table:table-column table:style-name="co19" table:default-cell-style-name="ce109"/>
        <table:table-column table:style-name="co36" table:default-cell-style-name="ce109"/>
        <table:table-column table:style-name="co37" table:default-cell-style-name="ce109"/>
        <table:table-column table:style-name="co38" table:default-cell-style-name="ce109"/>
        <table:table-column table:style-name="co12" table:default-cell-style-name="ce109"/>
        <table:table-column table:style-name="co1" table:default-cell-style-name="ce57"/>
        <table:table-column table:style-name="co13" table:number-columns-repeated="2" table:default-cell-style-name="ce57"/>
        <table:table-column table:style-name="co6" table:number-columns-repeated="5" table:default-cell-style-name="ce57"/>
        <table:table-column table:style-name="co14" table:default-cell-style-name="ce57"/>
        <table:table-column table:style-name="co6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8" table:default-cell-style-name="ce57"/>
        <table:table-column table:style-name="co20" table:default-cell-style-name="ce57"/>
        <table:table-column table:style-name="co39" table:default-cell-style-name="ce57"/>
        <table:table-column table:style-name="co22" table:number-columns-repeated="3" table:default-cell-style-name="ce57"/>
        <table:table-column table:style-name="co6" table:number-columns-repeated="984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10" table:number-columns-spanned="2" table:number-rows-spanned="1"/>
          <table:covered-table-cell table:style-name="ce110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10" table:number-columns-repeated="2"/>
          <table:table-cell table:number-columns-repeated="984"/>
        </table:table-row>
        <table:table-row table:style-name="ro1">
          <table:table-cell/>
          <table:table-cell table:style-name="ce58" office:value-type="string" calcext:value-type="string">
            <text:p>Adventurer</text:p>
          </table:table-cell>
          <table:table-cell table:style-name="ce58" office:value-type="string" calcext:value-type="string">
            <text:p>Wood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3 <text:span text:style-name="T1">(4)*</text:span></text:p>
          </table:table-cell>
          <table:table-cell table:style-name="ce79" office:value-type="string" calcext:value-type="string">
            <text:p>11<text:span text:style-name="T1">(12)</text:span></text:p>
          </table:table-cell>
          <table:table-cell table:style-name="ce79" office:value-type="string" calcext:value-type="string">
            <text:p>N/A</text:p>
          </table:table-cell>
          <table:table-cell table:style-name="ce79" office:value-type="string" calcext:value-type="string">
            <text:p>2000 <text:span text:style-name="T1">(1000)</text:span></text:p>
          </table:table-cell>
          <table:table-cell table:style-name="ce79" office:value-type="string" calcext:value-type="string">
            <text:p><text:s text:c="15"/>/ 1 damage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4" table:number-columns-repeated="5"/>
          <table:table-cell table:style-name="ce113"/>
          <table:table-cell/>
          <table:table-cell table:style-name="ce45" table:number-columns-spanned="2" table:number-rows-spanned="1"/>
          <table:covered-table-cell table:style-name="ce11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59" office:value-type="string" calcext:value-type="string">
            <text:p>Adventurer</text:p>
          </table:table-cell>
          <table:table-cell table:style-name="ce59" office:value-type="string" calcext:value-type="string">
            <text:p>Cactus</text:p>
          </table:table-cell>
          <table:table-cell table:number-columns-repeated="2" table:style-name="ce80" office:value-type="string" calcext:value-type="string">
            <text:p>5.5</text:p>
          </table:table-cell>
          <table:table-cell table:number-columns-repeated="2" table:style-name="ce80" office:value-type="string" calcext:value-type="string">
            <text:p>2.5</text:p>
          </table:table-cell>
          <table:table-cell table:style-name="ce80" office:value-type="string" calcext:value-type="string">
            <text:p>5 <text:span text:style-name="T1">(6)</text:span></text:p>
          </table:table-cell>
          <table:table-cell table:style-name="ce100" office:value-type="string" calcext:value-type="string">
            <text:p><text:span text:style-name="T2">21</text:span>(22)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string" calcext:value-type="string">
            <text:p>1000 <text:span text:style-name="T1">(500)</text:span></text:p>
          </table:table-cell>
          <table:table-cell table:style-name="ce102" office:value-type="string" calcext:value-type="string">
            <text:p><text:s text:c="15"/>/ 2 damage</text:p>
          </table:table-cell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8"/>
          <table:table-cell table:style-name="ce117" table:number-columns-repeated="3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Obsidian</text:p>
          </table:table-cell>
          <table:table-cell table:number-columns-repeated="2" table:style-name="ce81" office:value-type="float" office:value="7.5" calcext:value-type="float">
            <text:p>7,5</text:p>
          </table:table-cell>
          <table:table-cell table:number-columns-repeated="2"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/A</text:p>
          </table:table-cell>
          <table:table-cell table:style-name="ce81" table:formula="of:=[.D6]+[.E6]+[.F6]+[.G6]" office:value-type="float" office:value="21" calcext:value-type="float">
            <text:p>21</text:p>
          </table:table-cell>
          <table:table-cell table:style-name="ce81" office:value-type="string" calcext:value-type="string">
            <text:p>+100 Mana points</text:p>
          </table:table-cell>
          <table:table-cell table:style-name="ce81" office:value-type="float" office:value="250" calcext:value-type="float">
            <text:p>250</text:p>
          </table:table-cell>
          <table:table-cell table:style-name="ce103" office:value-type="string" calcext:value-type="string">
            <text:p><text:s text:c="15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 table:number-columns-repeated="2"/>
          <table:table-cell table:style-name="ce117" table:number-columns-repeated="7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Magic Mithril</text:p>
          </table:table-cell>
          <table:table-cell table:number-columns-repeated="2" table:style-name="ce81" office:value-type="float" office:value="7.5" calcext:value-type="float">
            <text:p>7,5</text:p>
          </table:table-cell>
          <table:table-cell table:number-columns-repeated="2"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/A</text:p>
          </table:table-cell>
          <table:table-cell table:style-name="ce81" table:formula="of:=[.D7]+[.E7]+[.F7]+[.G7]" office:value-type="float" office:value="21" calcext:value-type="float">
            <text:p>21</text:p>
          </table:table-cell>
          <table:table-cell table:style-name="ce81" office:value-type="string" calcext:value-type="string">
            <text:p>+200 Mana points</text:p>
          </table:table-cell>
          <table:table-cell table:style-name="ce81" office:value-type="float" office:value="40" calcext:value-type="float">
            <text:p>40</text:p>
          </table:table-cell>
          <table:table-cell table:style-name="ce103" office:value-type="string" calcext:value-type="string">
            <text:p><text:s text:c="15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6" office:value-type="string" calcext:value-type="string">
            <text:p>Leather</text:p>
          </table:table-cell>
          <table:table-cell table:number-columns-repeated="2" table:style-name="ce82" office:value-type="float" office:value="8" calcext:value-type="float">
            <text:p>8</text:p>
          </table:table-cell>
          <table:table-cell table:number-columns-repeated="2" table:style-name="ce82" office:value-type="float" office:value="4.5" calcext:value-type="float">
            <text:p>4,5</text:p>
          </table:table-cell>
          <table:table-cell table:style-name="ce82" office:value-type="string" calcext:value-type="string">
            <text:p>N/A</text:p>
          </table:table-cell>
          <table:table-cell table:style-name="ce82" table:formula="of:=[.D8]+[.E8]+[.F8]+[.G8]" office:value-type="float" office:value="25" calcext:value-type="float">
            <text:p>25</text:p>
          </table:table-cell>
          <table:table-cell table:style-name="ce82" office:value-type="string" calcext:value-type="string">
            <text:p>Low stamina regen.</text:p>
          </table:table-cell>
          <table:table-cell table:style-name="ce82" office:value-type="float" office:value="250" calcext:value-type="float">
            <text:p>250</text:p>
          </table:table-cell>
          <table:table-cell table:style-name="ce82" office:value-type="string" calcext:value-type="string">
            <text:p><text:s text:c="15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/>
          <table:table-cell table:number-columns-repeated="8"/>
          <table:table-cell table:style-name="ce11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Adventurer</text:p>
          </table:table-cell>
          <table:table-cell table:style-name="ce60" office:value-type="string" calcext:value-type="string">
            <text:p>Steel</text:p>
          </table:table-cell>
          <table:table-cell table:number-columns-repeated="2" table:style-name="ce83" office:value-type="float" office:value="8" calcext:value-type="float">
            <text:p>8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3" office:value-type="float" office:value="7" calcext:value-type="float">
            <text:p>7</text:p>
          </table:table-cell>
          <table:table-cell table:style-name="ce83" table:formula="of:=[.D9]+[.E9]+[.F9]+[.G9]+[.H9]" office:value-type="float" office:value="31" calcext:value-type="float">
            <text:p>31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500" calcext:value-type="float">
            <text:p>500</text:p>
          </table:table-cell>
          <table:table-cell table:style-name="ce104" office:value-type="string" calcext:value-type="string">
            <text:p><text:s text:c="15"/>/ 3 damage</text:p>
          </table:table-cell>
          <table:table-cell table:number-columns-repeated="7"/>
          <table:table-cell table:style-name="ce111"/>
          <table:table-cell table:style-name="ce45"/>
          <table:table-cell table:style-name="ce113" table:number-columns-repeated="6"/>
          <table:table-cell table:number-columns-repeated="2"/>
          <table:table-cell table:style-name="ce117" table:number-columns-repeated="3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7" office:value-type="string" calcext:value-type="string">
            <text:p>Reinforced Leather</text:p>
          </table:table-cell>
          <table:table-cell table:number-columns-repeated="2" table:style-name="ce84" office:value-type="float" office:value="11" calcext:value-type="float">
            <text:p>11</text:p>
          </table:table-cell>
          <table:table-cell table:number-columns-repeated="2" table:style-name="ce84" office:value-type="float" office:value="6.5" calcext:value-type="float">
            <text:p>6,5</text:p>
          </table:table-cell>
          <table:table-cell table:style-name="ce84" office:value-type="string" calcext:value-type="string">
            <text:p>N/A</text:p>
          </table:table-cell>
          <table:table-cell table:style-name="ce84" table:formula="of:=[.D10]+[.E10]+[.F10]+[.G10]" office:value-type="float" office:value="35" calcext:value-type="float">
            <text:p>35</text:p>
          </table:table-cell>
          <table:table-cell table:style-name="ce82" office:value-type="string" calcext:value-type="string">
            <text:p>High stamina regen.</text:p>
          </table:table-cell>
          <table:table-cell table:style-name="ce84" office:value-type="float" office:value="40" calcext:value-type="float">
            <text:p>40</text:p>
          </table:table-cell>
          <table:table-cell table:style-name="ce105" office:value-type="string" calcext:value-type="string">
            <text:p><text:s text:c="15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1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88"/>
        </table:table-row>
        <table:table-row table:style-name="ro1">
          <table:table-cell/>
          <table:table-cell table:style-name="ce61" office:value-type="string" calcext:value-type="string">
            <text:p>Adventurer</text:p>
          </table:table-cell>
          <table:table-cell table:style-name="ce61" office:value-type="string" calcext:value-type="string">
            <text:p>Bronze</text:p>
          </table:table-cell>
          <table:table-cell table:number-columns-repeated="2"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5" calcext:value-type="float">
            <text:p>5</text:p>
          </table:table-cell>
          <table:table-cell table:style-name="ce85" office:value-type="float" office:value="8" calcext:value-type="float">
            <text:p>8</text:p>
          </table:table-cell>
          <table:table-cell table:style-name="ce85" table:formula="of:=[.D11]+[.E11]+[.F11]+[.G11]+[.H11]" office:value-type="float" office:value="36" calcext:value-type="float">
            <text:p>36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float" office:value="250" calcext:value-type="float">
            <text:p>250</text:p>
          </table:table-cell>
          <table:table-cell table:style-name="ce106" office:value-type="string" calcext:value-type="string">
            <text:p><text:s text:c="15"/>/ 3 damages</text:p>
          </table:table-cell>
          <table:table-cell table:number-columns-repeated="7"/>
          <table:table-cell table:style-name="ce110"/>
          <table:table-cell table:style-name="ce114"/>
          <table:table-cell table:number-columns-repeated="8"/>
          <table:table-cell table:style-name="ce11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62" office:value-type="string" calcext:value-type="string">
            <text:p>Adventurer</text:p>
          </table:table-cell>
          <table:table-cell table:style-name="ce62" office:value-type="string" calcext:value-type="string">
            <text:p>Gold</text:p>
          </table:table-cell>
          <table:table-cell table:number-columns-repeated="2" table:style-name="ce86" office:value-type="float" office:value="11" calcext:value-type="float">
            <text:p>11</text:p>
          </table:table-cell>
          <table:table-cell table:number-columns-repeated="2" table:style-name="ce86" office:value-type="float" office:value="5" calcext:value-type="float">
            <text:p>5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[.D12]+[.E12]+[.F12]+[.G12]+[.H12]" office:value-type="float" office:value="41" calcext:value-type="float">
            <text:p>41</text:p>
          </table:table-cell>
          <table:table-cell table:style-name="ce86" office:value-type="string" calcext:value-type="string">
            <text:p>N/A</text:p>
          </table:table-cell>
          <table:table-cell table:style-name="ce86" office:value-type="float" office:value="200" calcext:value-type="float">
            <text:p>200</text:p>
          </table:table-cell>
          <table:table-cell table:style-name="ce107" office:value-type="string" calcext:value-type="string">
            <text:p><text:s text:c="15"/>/ 4 damages</text:p>
          </table:table-cell>
          <table:table-cell table:number-columns-repeated="7"/>
          <table:table-cell table:style-name="ce110"/>
          <table:table-cell table:style-name="ce45"/>
          <table:table-cell table:number-columns-repeated="8"/>
          <table:table-cell table:style-name="ce11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63" office:value-type="string" calcext:value-type="string">
            <text:p>Adventurer</text:p>
          </table:table-cell>
          <table:table-cell table:style-name="ce63" office:value-type="string" calcext:value-type="string">
            <text:p>Diamond</text:p>
          </table:table-cell>
          <table:table-cell table:number-columns-repeated="2" table:style-name="ce87" office:value-type="float" office:value="13" calcext:value-type="float">
            <text:p>13</text:p>
          </table:table-cell>
          <table:table-cell table:number-columns-repeated="2" table:style-name="ce87" office:value-type="float" office:value="7" calcext:value-type="float">
            <text:p>7</text:p>
          </table:table-cell>
          <table:table-cell table:style-name="ce87" office:value-type="float" office:value="11" calcext:value-type="float">
            <text:p>11</text:p>
          </table:table-cell>
          <table:table-cell table:style-name="ce87" table:formula="of:=[.D13]+[.E13]+[.F13]+[.G13]+[.H13]" office:value-type="float" office:value="51" calcext:value-type="float">
            <text:p>51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float" office:value="100" calcext:value-type="float">
            <text:p>100</text:p>
          </table:table-cell>
          <table:table-cell table:style-name="ce108" office:value-type="string" calcext:value-type="string">
            <text:p><text:s text:c="15"/>/ 5 damages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4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Mithril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9" calcext:value-type="float">
            <text:p>9</text:p>
          </table:table-cell>
          <table:table-cell table:style-name="ce88" office:value-type="float" office:value="13" calcext:value-type="float">
            <text:p>13</text:p>
          </table:table-cell>
          <table:table-cell table:style-name="ce88" table:formula="of:=[.D14]+[.E14]+[.F14]+[.G14]+[.H14]" office:value-type="float" office:value="61" calcext:value-type="float">
            <text:p>61</text:p>
          </table:table-cell>
          <table:table-cell table:style-name="ce101" office:value-type="string" calcext:value-type="string">
            <text:p>Low life regeneration</text:p>
          </table:table-cell>
          <table:table-cell table:style-name="ce88" office:value-type="float" office:value="50" calcext:value-type="float">
            <text:p>50</text:p>
          </table:table-cell>
          <table:table-cell table:style-name="ce101" office:value-type="string" calcext:value-type="string">
            <text:p><text:s text:c="15"/>/ 6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5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Blood DM ?</text:p>
          </table:table-cell>
          <table:table-cell table:number-columns-repeated="2" table:style-name="ce88" office:value-type="float" office:value="17" calcext:value-type="float">
            <text:p>17</text:p>
          </table:table-cell>
          <table:table-cell table:number-columns-repeated="2" table:style-name="ce88" office:value-type="float" office:value="11" calcext:value-type="float">
            <text:p>11</text:p>
          </table:table-cell>
          <table:table-cell table:style-name="ce88" office:value-type="float" office:value="15" calcext:value-type="float">
            <text:p>15</text:p>
          </table:table-cell>
          <table:table-cell table:style-name="ce88" table:formula="of:=[.D15]+[.E15]+[.F15]+[.G15]+[.H15]" office:value-type="float" office:value="71" calcext:value-type="float">
            <text:p>71</text:p>
          </table:table-cell>
          <table:table-cell table:style-name="ce88" office:value-type="string" calcext:value-type="string">
            <text:p>High life regeneration</text:p>
          </table:table-cell>
          <table:table-cell table:style-name="ce88" office:value-type="float" office:value="40" calcext:value-type="float">
            <text:p>40</text:p>
          </table:table-cell>
          <table:table-cell table:style-name="ce101" office:value-type="string" calcext:value-type="string">
            <text:p><text:s text:c="15"/>/ 7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7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88"/>
        </table:table-row>
        <table:table-row table:style-name="ro1">
          <table:table-cell/>
          <table:table-cell table:style-name="ce64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7" table:number-columns-repeated="6"/>
          <table:table-cell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89"/>
          <table:covered-table-cell/>
          <table:table-cell table:number-columns-repeated="3"/>
          <table:table-cell table:style-name="ce57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57" table:number-columns-repeated="6"/>
          <table:table-cell/>
          <table:table-cell table:style-name="ce112" table:number-columns-spanned="8" table:number-rows-spanned="1"/>
          <table:covered-table-cell table:number-columns-repeated="3"/>
          <table:covered-table-cell table:style-name="ce115"/>
          <table:covered-table-cell table:number-columns-repeated="3"/>
          <table:table-cell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69" office:value-type="string" calcext:value-type="string">
            <text:p>Wood</text:p>
          </table:table-cell>
          <table:table-cell table:number-columns-repeated="5" table:style-name="ce90" office:value-type="float" office:value="1" calcext:value-type="float">
            <text:p>1</text:p>
          </table:table-cell>
          <table:table-cell table:style-name="ce90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57" table:number-columns-repeated="6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0" office:value-type="string" calcext:value-type="string">
            <text:p>Cactus</text:p>
          </table:table-cell>
          <table:table-cell table:number-columns-repeated="5" table:style-name="ce91" office:value-type="float" office:value="2" calcext:value-type="float">
            <text:p>2</text:p>
          </table:table-cell>
          <table:table-cell table:style-name="ce91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57" table:number-columns-repeated="6"/>
          <table:table-cell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1" office:value-type="string" calcext:value-type="string">
            <text:p>Steel</text:p>
          </table:table-cell>
          <table:table-cell table:number-columns-repeated="5" table:style-name="ce92" office:value-type="float" office:value="4" calcext:value-type="float">
            <text:p>4</text:p>
          </table:table-cell>
          <table:table-cell table:style-name="ce92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4" table:number-columns-repeated="5"/>
          <table:table-cell table:style-name="ce113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2" office:value-type="string" calcext:value-type="string">
            <text:p>Obsidian</text:p>
          </table:table-cell>
          <table:table-cell table:number-columns-repeated="5" table:style-name="ce93" office:value-type="string" calcext:value-type="string">
            <text:p>NIY*</text:p>
          </table:table-cell>
          <table:table-cell table:style-name="ce93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3" office:value-type="string" calcext:value-type="string">
            <text:p>Magic Mithril</text:p>
          </table:table-cell>
          <table:table-cell table:number-columns-repeated="5" table:style-name="ce94" office:value-type="string" calcext:value-type="string">
            <text:p>NIY*</text:p>
          </table:table-cell>
          <table:table-cell table:style-name="ce94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4" office:value-type="string" calcext:value-type="string">
            <text:p>Bronze</text:p>
          </table:table-cell>
          <table:table-cell table:number-columns-repeated="5" table:style-name="ce95" office:value-type="float" office:value="5" calcext:value-type="float">
            <text:p>5</text:p>
          </table:table-cell>
          <table:table-cell table:style-name="ce95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86" office:value-type="float" office:value="6" calcext:value-type="float">
            <text:p>6</text:p>
          </table:table-cell>
          <table:table-cell table:style-name="ce86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10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75" office:value-type="string" calcext:value-type="string">
            <text:p>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 table:style-name="ce114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6" office:value-type="string" calcext:value-type="string">
            <text:p>Diamond</text:p>
          </table:table-cell>
          <table:table-cell table:number-columns-repeated="5" table:style-name="ce97" office:value-type="float" office:value="3" calcext:value-type="float">
            <text:p>3</text:p>
          </table:table-cell>
          <table:table-cell table:style-name="ce97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10"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5" office:value-type="string" calcext:value-type="string">
            <text:p>Reinforced 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7" office:value-type="string" calcext:value-type="string">
            <text:p>Mithril</text:p>
          </table:table-cell>
          <table:table-cell table:number-columns-repeated="5" table:style-name="ce98" office:value-type="float" office:value="1" calcext:value-type="float">
            <text:p>1</text:p>
          </table:table-cell>
          <table:table-cell table:style-name="ce98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4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9"/>
          <table:table-cell table:number-columns-repeated="2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8" office:value-type="string" calcext:value-type="string">
            <text:p>DM's Blood</text:p>
          </table:table-cell>
          <table:table-cell table:number-columns-repeated="5" table:style-name="ce99" office:value-type="string" calcext:value-type="string">
            <text:p>NIY*</text:p>
          </table:table-cell>
          <table:table-cell table:style-name="ce99" table:formula="of:=SUM([.D32:.H32])" office:value-type="float" office:value="0" calcext:value-type="float">
            <text:p>0</text:p>
          </table:table-cell>
          <table:table-cell table:number-columns-repeated="10"/>
          <table:table-cell table:style-name="ce111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number-columns-repeated="2"/>
          <table:table-cell table:style-name="ce119"/>
          <table:table-cell table:number-columns-repeated="2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5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9"/>
          <table:table-cell table:number-columns-repeated="2"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45" table:number-columns-repeated="2"/>
          <table:table-cell table:style-name="ce114" table:number-columns-repeated="5"/>
          <table:table-cell table:style-name="ce113"/>
          <table:table-cell table:number-columns-repeated="997"/>
        </table:table-row>
        <table:table-row table:style-name="ro1">
          <table:table-cell table:number-columns-repeated="19"/>
          <table:table-cell table:style-name="ce110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11"/>
          <table:table-cell table:style-name="ce45"/>
          <table:table-cell table:style-name="ce113" table:number-columns-repeated="6"/>
          <table:table-cell/>
          <table:table-cell table:style-name="ce116"/>
          <table:table-cell table:number-columns-repeated="995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114"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45"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45" table:number-columns-spanned="2" table:number-rows-spanned="1"/>
          <table:covered-table-cell table:style-name="ce45"/>
          <table:table-cell table:style-name="ce114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 table:style-name="ce113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51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40" table:default-cell-style-name="ce123"/>
        <table:table-column table:style-name="co13" table:number-columns-repeated="2" table:default-cell-style-name="ce123"/>
        <table:table-column table:style-name="co6" table:number-columns-repeated="5" table:default-cell-style-name="ce123"/>
        <table:table-column table:style-name="co14" table:default-cell-style-name="ce123"/>
        <table:table-column table:style-name="co6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41" table:default-cell-style-name="ce123"/>
        <table:table-column table:style-name="co42" table:default-cell-style-name="ce169"/>
        <table:table-column table:style-name="co13" table:number-columns-repeated="2" table:default-cell-style-name="ce169"/>
        <table:table-column table:style-name="co6" table:number-columns-repeated="5" table:default-cell-style-name="ce169"/>
        <table:table-column table:style-name="co14" table:default-cell-style-name="ce169"/>
        <table:table-column table:style-name="co6" table:default-cell-style-name="ce169"/>
        <table:table-column table:style-name="co6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39" table:default-cell-style-name="ce123"/>
        <table:table-column table:style-name="co22" table:number-columns-repeated="3" table:default-cell-style-name="ce123"/>
        <table:table-column table:style-name="co6" table:number-columns-repeated="988" table:default-cell-style-name="ce123"/>
        <table:table-row table:style-name="ro1">
          <table:table-cell table:number-columns-repeated="12"/>
          <table:table-cell table:style-name="ce169" table:number-columns-repeated="2"/>
          <table:table-cell table:number-columns-repeated="1010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Pickaxe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rack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72" table:number-columns-spanned="2" table:number-rows-spanned="1"/>
          <table:covered-table-cell table:style-name="ce173"/>
          <table:table-cell table:number-columns-repeated="988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73" table:number-columns-repeated="2"/>
          <table:table-cell table:number-columns-repeated="98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number-columns-repeated="2" table:style-name="ce155" office:value-type="string" calcext:value-type="string">
            <text:p>x</text:p>
          </table:table-cell>
          <table:table-cell table:style-name="ce155" office:value-type="string" calcext:value-type="string">
            <text:p>1.20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1.60</text:p>
          </table:table-cell>
          <table:table-cell table:style-name="ce143" office:value-type="string" calcext:value-type="string">
            <text:p>1.0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4.00</text:p>
          </table:table-cell>
          <table:table-cell table:style-name="ce156" office:value-type="string" calcext:value-type="string">
            <text:p>1.4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4.00</text:p>
          </table:table-cell>
          <table:table-cell table:style-name="ce157" office:value-type="string" calcext:value-type="string">
            <text:p>1.40</text:p>
          </table:table-cell>
          <table:table-cell table:style-name="ce157" office:value-type="string" calcext:value-type="string">
            <text:p>0.8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3.00</text:p>
          </table:table-cell>
          <table:table-cell table:style-name="ce146" office:value-type="string" calcext:value-type="string">
            <text:p>1.20</text:p>
          </table:table-cell>
          <table:table-cell table:style-name="ce146" office:value-type="string" calcext:value-type="string">
            <text:p>0.70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2.80</text:p>
          </table:table-cell>
          <table:table-cell table:style-name="ce158" office:value-type="string" calcext:value-type="string">
            <text:p>1.15</text:p>
          </table:table-cell>
          <table:table-cell table:style-name="ce158" office:value-type="string" calcext:value-type="string">
            <text:p>0.65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2.60</text:p>
          </table:table-cell>
          <table:table-cell table:style-name="ce159" office:value-type="string" calcext:value-type="string">
            <text:p>1.10</text:p>
          </table:table-cell>
          <table:table-cell table:style-name="ce159" office:value-type="string" calcext:value-type="string">
            <text:p>0.60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2.60</text:p>
          </table:table-cell>
          <table:table-cell table:style-name="ce149" office:value-type="string" calcext:value-type="string">
            <text:p>1.10</text:p>
          </table:table-cell>
          <table:table-cell table:style-name="ce149" office:value-type="string" calcext:value-type="string">
            <text:p>0.60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2.00</text:p>
          </table:table-cell>
          <table:table-cell table:style-name="ce160" office:value-type="string" calcext:value-type="string">
            <text:p>1.00</text:p>
          </table:table-cell>
          <table:table-cell table:style-name="ce160" office:value-type="string" calcext:value-type="string">
            <text:p>0.50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1.50</text:p>
          </table:table-cell>
          <table:table-cell table:style-name="ce151" office:value-type="string" calcext:value-type="string">
            <text:p>0.80</text:p>
          </table:table-cell>
          <table:table-cell table:style-name="ce151" office:value-type="string" calcext:value-type="string">
            <text:p>0.35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Mushroom</text:p>
          </table:table-cell>
          <table:covered-table-cell table:style-name="ce153"/>
          <table:table-cell table:number-columns-repeated="2" table:style-name="ce161" office:value-type="string" calcext:value-type="string">
            <text:p>x</text:p>
          </table:table-cell>
          <table:table-cell table:style-name="ce161" office:value-type="string" calcext:value-type="string">
            <text:p>3.0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 Wood</text:p>
          </table:table-cell>
          <table:covered-table-cell table:style-name="ce153"/>
          <table:table-cell table:number-columns-repeated="2" table:style-name="ce162" office:value-type="string" calcext:value-type="string">
            <text:p>x</text:p>
          </table:table-cell>
          <table:table-cell table:style-name="ce162" office:value-type="string" calcext:value-type="string">
            <text:p>1.6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x</text:p>
          </table:table-cell>
          <table:table-cell table:style-name="ce163" office:value-type="string" calcext:value-type="string">
            <text:p>2.00</text:p>
          </table:table-cell>
          <table:table-cell table:style-name="ce163" office:value-type="string" calcext:value-type="string">
            <text:p>1.2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4.00</text:p>
          </table:table-cell>
          <table:table-cell table:style-name="ce164" office:value-type="string" calcext:value-type="string">
            <text:p>1.60</text:p>
          </table:table-cell>
          <table:table-cell table:style-name="ce164" office:value-type="string" calcext:value-type="string">
            <text:p>0.8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1.75</text:p>
          </table:table-cell>
          <table:table-cell table:style-name="ce165" office:value-type="string" calcext:value-type="string">
            <text:p>0.85</text:p>
          </table:table-cell>
          <table:table-cell table:style-name="ce165" office:value-type="string" calcext:value-type="string">
            <text:p>0.40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48" table:number-columns-spanned="8" table:number-rows-spanned="1"/>
          <table:covered-table-cell table:number-columns-repeated="3"/>
          <table:covered-table-cell table:style-name="ce166"/>
          <table:covered-table-cell table:number-columns-repeated="3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Axe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hopp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10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1.98</text:p>
          </table:table-cell>
          <table:table-cell table:style-name="ce155" office:value-type="string" calcext:value-type="string">
            <text:p>1.32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5.50</text:p>
          </table:table-cell>
          <table:table-cell table:style-name="ce143" office:value-type="string" calcext:value-type="string">
            <text:p>1.76</text:p>
          </table:table-cell>
          <table:table-cell table:style-name="ce143" office:value-type="string" calcext:value-type="string">
            <text:p>1.1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4.40</text:p>
          </table:table-cell>
          <table:table-cell table:style-name="ce156" office:value-type="string" calcext:value-type="string">
            <text:p>1.54</text:p>
          </table:table-cell>
          <table:table-cell table:style-name="ce156" office:value-type="string" calcext:value-type="string">
            <text:p>0.88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4.40</text:p>
          </table:table-cell>
          <table:table-cell table:style-name="ce157" office:value-type="string" calcext:value-type="string">
            <text:p>1.54</text:p>
          </table:table-cell>
          <table:table-cell table:style-name="ce157" office:value-type="string" calcext:value-type="string">
            <text:p>0.88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3.30</text:p>
          </table:table-cell>
          <table:table-cell table:style-name="ce146" office:value-type="string" calcext:value-type="string">
            <text:p>1.32</text:p>
          </table:table-cell>
          <table:table-cell table:style-name="ce146" office:value-type="string" calcext:value-type="string">
            <text:p>0.77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3.08</text:p>
          </table:table-cell>
          <table:table-cell table:style-name="ce158" office:value-type="string" calcext:value-type="string">
            <text:p>1.27</text:p>
          </table:table-cell>
          <table:table-cell table:style-name="ce158" office:value-type="string" calcext:value-type="string">
            <text:p>0.72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2.86</text:p>
          </table:table-cell>
          <table:table-cell table:style-name="ce159" office:value-type="string" calcext:value-type="string">
            <text:p>1.21</text:p>
          </table:table-cell>
          <table:table-cell table:style-name="ce159" office:value-type="string" calcext:value-type="string">
            <text:p>0.66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2.86</text:p>
          </table:table-cell>
          <table:table-cell table:style-name="ce149" office:value-type="string" calcext:value-type="string">
            <text:p>1.21</text:p>
          </table:table-cell>
          <table:table-cell table:style-name="ce149" office:value-type="string" calcext:value-type="string">
            <text:p>0.66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2.20</text:p>
          </table:table-cell>
          <table:table-cell table:style-name="ce160" office:value-type="string" calcext:value-type="string">
            <text:p>1.10</text:p>
          </table:table-cell>
          <table:table-cell table:style-name="ce160" office:value-type="string" calcext:value-type="string">
            <text:p>0.55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1.65</text:p>
          </table:table-cell>
          <table:table-cell table:style-name="ce151" office:value-type="string" calcext:value-type="string">
            <text:p>0.88</text:p>
          </table:table-cell>
          <table:table-cell table:style-name="ce151" office:value-type="string" calcext:value-type="string">
            <text:p>0.39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1015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3.30</text:p>
          </table:table-cell>
          <table:table-cell table:style-name="ce163" office:value-type="string" calcext:value-type="string">
            <text:p>2.20</text:p>
          </table:table-cell>
          <table:table-cell table:style-name="ce163" office:value-type="string" calcext:value-type="string">
            <text:p>1.32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4.40</text:p>
          </table:table-cell>
          <table:table-cell table:style-name="ce164" office:value-type="string" calcext:value-type="string">
            <text:p>1.76</text:p>
          </table:table-cell>
          <table:table-cell table:style-name="ce164" office:value-type="string" calcext:value-type="string">
            <text:p>0.88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1.93</text:p>
          </table:table-cell>
          <table:table-cell table:style-name="ce165" office:value-type="string" calcext:value-type="string">
            <text:p>0.94</text:p>
          </table:table-cell>
          <table:table-cell table:style-name="ce165" office:value-type="string" calcext:value-type="string">
            <text:p>0.44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Shovel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rumbl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style-name="ce155" office:value-type="string" calcext:value-type="string">
            <text:p>3.00</text:p>
          </table:table-cell>
          <table:table-cell table:style-name="ce155" office:value-type="string" calcext:value-type="string">
            <text:p>0.90</text:p>
          </table:table-cell>
          <table:table-cell table:style-name="ce155" office:value-type="string" calcext:value-type="string">
            <text:p>0.60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2.50</text:p>
          </table:table-cell>
          <table:table-cell table:style-name="ce143" office:value-type="string" calcext:value-type="string">
            <text:p>0.80</text:p>
          </table:table-cell>
          <table:table-cell table:style-name="ce143" office:value-type="string" calcext:value-type="string">
            <text:p>0.5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2.00</text:p>
          </table:table-cell>
          <table:table-cell table:style-name="ce156" office:value-type="string" calcext:value-type="string">
            <text:p>0.70</text:p>
          </table:table-cell>
          <table:table-cell table:style-name="ce156" office:value-type="string" calcext:value-type="string">
            <text:p>0.4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2.00</text:p>
          </table:table-cell>
          <table:table-cell table:style-name="ce157" office:value-type="string" calcext:value-type="string">
            <text:p>0.70</text:p>
          </table:table-cell>
          <table:table-cell table:style-name="ce157" office:value-type="string" calcext:value-type="string">
            <text:p>0.4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1.50</text:p>
          </table:table-cell>
          <table:table-cell table:style-name="ce146" office:value-type="string" calcext:value-type="string">
            <text:p>0.60</text:p>
          </table:table-cell>
          <table:table-cell table:style-name="ce146" office:value-type="string" calcext:value-type="string">
            <text:p>0.35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1.4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string" calcext:value-type="string">
            <text:p>0.35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1.30</text:p>
          </table:table-cell>
          <table:table-cell table:style-name="ce159" office:value-type="string" calcext:value-type="string">
            <text:p>0.55</text:p>
          </table:table-cell>
          <table:table-cell table:style-name="ce159" office:value-type="string" calcext:value-type="string">
            <text:p>0.30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1.30</text:p>
          </table:table-cell>
          <table:table-cell table:style-name="ce149" office:value-type="string" calcext:value-type="string">
            <text:p>0.55</text:p>
          </table:table-cell>
          <table:table-cell table:style-name="ce149" office:value-type="string" calcext:value-type="string">
            <text:p>0.30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1.00</text:p>
          </table:table-cell>
          <table:table-cell table:style-name="ce160" office:value-type="string" calcext:value-type="string">
            <text:p>0.50</text:p>
          </table:table-cell>
          <table:table-cell table:style-name="ce160" office:value-type="string" calcext:value-type="string">
            <text:p>0.25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0.75</text:p>
          </table:table-cell>
          <table:table-cell table:style-name="ce151" office:value-type="string" calcext:value-type="string">
            <text:p>0.40</text:p>
          </table:table-cell>
          <table:table-cell table:style-name="ce151" office:value-type="string" calcext:value-type="string">
            <text:p>0.17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3.00</text:p>
          </table:table-cell>
          <table:table-cell table:style-name="ce163" office:value-type="string" calcext:value-type="string">
            <text:p>1.00</text:p>
          </table:table-cell>
          <table:table-cell table:style-name="ce163" office:value-type="string" calcext:value-type="string">
            <text:p>0.6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2.00</text:p>
          </table:table-cell>
          <table:table-cell table:style-name="ce164" office:value-type="string" calcext:value-type="string">
            <text:p>0.80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0.90</text:p>
          </table:table-cell>
          <table:table-cell table:style-name="ce165" office:value-type="string" calcext:value-type="string">
            <text:p>0.45</text:p>
          </table:table-cell>
          <table:table-cell table:style-name="ce165" office:value-type="string" calcext:value-type="string">
            <text:p>0.20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123"/>
        <table:table-column table:style-name="co6" table:default-cell-style-name="ce123"/>
        <table:table-column table:style-name="co43" table:default-cell-style-name="ce123"/>
        <table:table-column table:style-name="co44" table:default-cell-style-name="ce123"/>
        <table:table-column table:style-name="co45" table:default-cell-style-name="ce123"/>
        <table:table-column table:style-name="co46" table:default-cell-style-name="ce123"/>
        <table:table-column table:style-name="co45" table:default-cell-style-name="ce123"/>
        <table:table-column table:style-name="co47" table:default-cell-style-name="ce123"/>
        <table:table-column table:style-name="co48" table:default-cell-style-name="ce123"/>
        <table:table-column table:style-name="co49" table:default-cell-style-name="ce123"/>
        <table:table-column table:style-name="co22" table:default-cell-style-name="ce123"/>
        <table:table-column table:style-name="co37" table:default-cell-style-name="ce123"/>
        <table:table-column table:style-name="co38" table:default-cell-style-name="ce123"/>
        <table:table-column table:style-name="co12" table:default-cell-style-name="ce123"/>
        <table:table-column table:style-name="co1" table:default-cell-style-name="ce123"/>
        <table:table-column table:style-name="co13" table:number-columns-repeated="2" table:default-cell-style-name="ce123"/>
        <table:table-column table:style-name="co6" table:number-columns-repeated="5" table:default-cell-style-name="ce123"/>
        <table:table-column table:style-name="co14" table:default-cell-style-name="ce123"/>
        <table:table-column table:style-name="co6" table:number-columns-repeated="2" table:default-cell-style-name="ce169"/>
        <table:table-column table:style-name="co15" table:default-cell-style-name="ce169"/>
        <table:table-column table:style-name="co16" table:default-cell-style-name="ce169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18" table:default-cell-style-name="ce169"/>
        <table:table-column table:style-name="co20" table:default-cell-style-name="ce169"/>
        <table:table-column table:style-name="co21" table:default-cell-style-name="ce169"/>
        <table:table-column table:style-name="co22" table:default-cell-style-name="ce169"/>
        <table:table-column table:style-name="co22" table:number-columns-repeated="2" table:default-cell-style-name="ce123"/>
        <table:table-column table:style-name="co6" table:number-columns-repeated="988" table:default-cell-style-name="ce123"/>
        <table:table-row table:style-name="ro2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24"/>
          <table:covered-table-cell table:style-name="ce167"/>
          <table:covered-table-cell/>
          <table:table-cell table:number-columns-repeated="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1"/>
          <table:table-cell table:style-name="ce172" table:number-columns-spanned="2" table:number-rows-spanned="1"/>
          <table:covered-table-cell table:style-name="ce173"/>
          <table:table-cell table:number-columns-repeated="98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Name</text:p>
          </table:table-cell>
          <table:covered-table-cell table:style-name="ce124"/>
          <table:table-cell table:style-name="ce124" office:value-type="string" calcext:value-type="string">
            <text:p>Health</text:p>
          </table:table-cell>
          <table:table-cell table:style-name="ce124" office:value-type="string" calcext:value-type="string">
            <text:p>Armor</text:p>
          </table:table-cell>
          <table:table-cell table:style-name="ce124" office:value-type="string" calcext:value-type="string">
            <text:p>Damage</text:p>
          </table:table-cell>
          <table:table-cell table:style-name="ce124" office:value-type="string" calcext:value-type="string">
            <text:p>Speed</text:p>
          </table:table-cell>
          <table:table-cell table:style-name="ce124" office:value-type="string" calcext:value-type="string">
            <text:p>Spawn chance</text:p>
          </table:table-cell>
          <table:table-cell table:style-name="ce124" office:value-type="string" calcext:value-type="string">
            <text:p>Spawn node</text:p>
          </table:table-cell>
          <table:table-cell table:style-name="ce124" office:value-type="string" calcext:value-type="string">
            <text:p>Coins Drop</text:p>
          </table:table-cell>
          <table:table-cell table:number-columns-repeated="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1"/>
          <table:table-cell table:style-name="ce173" table:number-columns-repeated="2"/>
          <table:table-cell table:number-columns-repeated="988"/>
        </table:table-row>
        <table:table-row table:style-name="ro1">
          <table:table-cell/>
          <table:table-cell table:style-name="ce174" office:value-type="string" calcext:value-type="string" table:number-columns-spanned="2" table:number-rows-spanned="1">
            <text:p>Lava Slime</text:p>
          </table:table-cell>
          <table:covered-table-cell table:style-name="ce185"/>
          <table:table-cell table:number-columns-repeated="5" table:style-name="ce186" office:value-type="string" calcext:value-type="string">
            <text:p>x</text:p>
          </table:table-cell>
          <table:table-cell table:style-name="ce186" office:value-type="string" calcext:value-type="string" table:number-columns-spanned="1" table:number-rows-spanned="4">
            <text:p>lava_source + lava_flowing</text:p>
          </table:table-cell>
          <table:table-cell table:style-name="ce207" office:value-type="string" calcext:value-type="string">
            <text:p>x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1">
          <table:table-cell table:number-columns-repeated="2"/>
          <table:table-cell table:style-name="ce186" office:value-type="string" calcext:value-type="string">
            <text:p>Small</text:p>
          </table:table-cell>
          <table:table-cell table:style-name="ce186" office:value-type="string" calcext:value-type="string">
            <text:p>4 – 8</text:p>
          </table:table-cell>
          <table:table-cell table:style-name="ce186" office:value-type="float" office:value="100" calcext:value-type="float">
            <text:p>100</text:p>
          </table:table-cell>
          <table:table-cell table:style-name="ce201" office:value-type="float" office:value="2" calcext:value-type="float">
            <text:p>2</text:p>
          </table:table-cell>
          <table:table-cell table:style-name="ce186" office:value-type="string" calcext:value-type="string">
            <text:p>+</text:p>
          </table:table-cell>
          <table:table-cell table:style-name="ce186" office:value-type="string" calcext:value-type="string">
            <text:p>When Medium die</text:p>
          </table:table-cell>
          <table:covered-table-cell table:style-name="ce186"/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86" office:value-type="string" calcext:value-type="string">
            <text:p>Medium</text:p>
          </table:table-cell>
          <table:table-cell table:style-name="ce186" office:value-type="string" calcext:value-type="string">
            <text:p>16 – 32</text:p>
          </table:table-cell>
          <table:table-cell table:style-name="ce186" office:value-type="float" office:value="90" calcext:value-type="float">
            <text:p>90</text:p>
          </table:table-cell>
          <table:table-cell table:style-name="ce201" office:value-type="float" office:value="4" calcext:value-type="float">
            <text:p>4</text:p>
          </table:table-cell>
          <table:table-cell table:style-name="ce186" office:value-type="string" calcext:value-type="string">
            <text:p>=</text:p>
          </table:table-cell>
          <table:table-cell table:style-name="ce186" office:value-type="float" office:value="4000" calcext:value-type="float">
            <text:p>4000</text:p>
          </table:table-cell>
          <table:covered-table-cell table:style-name="ce186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86" office:value-type="string" calcext:value-type="string">
            <text:p>Big</text:p>
          </table:table-cell>
          <table:table-cell table:style-name="ce186" office:value-type="string" calcext:value-type="string">
            <text:p>32 – 64</text:p>
          </table:table-cell>
          <table:table-cell table:style-name="ce186" office:value-type="float" office:value="90" calcext:value-type="float">
            <text:p>90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string" calcext:value-type="string">
            <text:p>-</text:p>
          </table:table-cell>
          <table:table-cell table:style-name="ce186" office:value-type="float" office:value="4000" calcext:value-type="float">
            <text:p>4000</text:p>
          </table:table-cell>
          <table:covered-table-cell table:style-name="ce186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5" office:value-type="string" calcext:value-type="string" table:number-columns-spanned="2" table:number-rows-spanned="1">
            <text:p>Green Slime</text:p>
          </table:table-cell>
          <table:covered-table-cell table:style-name="ce187"/>
          <table:table-cell table:number-columns-repeated="5" table:style-name="ce193" office:value-type="string" calcext:value-type="string">
            <text:p>x</text:p>
          </table:table-cell>
          <table:table-cell table:style-name="ce193" office:value-type="string" calcext:value-type="string" table:number-columns-spanned="1" table:number-rows-spanned="4">
            <text:p>acid_source + acid_flowing</text:p>
          </table:table-cell>
          <table:table-cell table:style-name="ce207" office:value-type="string" calcext:value-type="string">
            <text:p>x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88" office:value-type="string" calcext:value-type="string">
            <text:p>Small</text:p>
          </table:table-cell>
          <table:table-cell table:style-name="ce193" office:value-type="string" calcext:value-type="string">
            <text:p>4 – 8</text:p>
          </table:table-cell>
          <table:table-cell table:style-name="ce193" office:value-type="float" office:value="100" calcext:value-type="float">
            <text:p>100</text:p>
          </table:table-cell>
          <table:table-cell table:style-name="ce202" office:value-type="float" office:value="2" calcext:value-type="float">
            <text:p>2</text:p>
          </table:table-cell>
          <table:table-cell table:style-name="ce193" office:value-type="string" calcext:value-type="string">
            <text:p>+</text:p>
          </table:table-cell>
          <table:table-cell table:style-name="ce193" office:value-type="string" calcext:value-type="string">
            <text:p>When Medium die</text:p>
          </table:table-cell>
          <table:covered-table-cell table:style-name="ce193"/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 table:number-columns-repeated="2"/>
          <table:table-cell table:style-name="ce188" office:value-type="string" calcext:value-type="string">
            <text:p>Medium</text:p>
          </table:table-cell>
          <table:table-cell table:style-name="ce193" office:value-type="string" calcext:value-type="string">
            <text:p>16 – 32</text:p>
          </table:table-cell>
          <table:table-cell table:style-name="ce193" office:value-type="float" office:value="90" calcext:value-type="float">
            <text:p>90</text:p>
          </table:table-cell>
          <table:table-cell table:style-name="ce202" office:value-type="float" office:value="4" calcext:value-type="float">
            <text:p>4</text:p>
          </table:table-cell>
          <table:table-cell table:style-name="ce193" office:value-type="string" calcext:value-type="string">
            <text:p>=</text:p>
          </table:table-cell>
          <table:table-cell table:style-name="ce193" office:value-type="float" office:value="4000" calcext:value-type="float">
            <text:p>4000</text:p>
          </table:table-cell>
          <table:covered-table-cell table:style-name="ce193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2"/>
          <table:table-cell table:style-name="ce188" office:value-type="string" calcext:value-type="string">
            <text:p>Big</text:p>
          </table:table-cell>
          <table:table-cell table:style-name="ce193" office:value-type="string" calcext:value-type="string">
            <text:p>32 – 64</text:p>
          </table:table-cell>
          <table:table-cell table:style-name="ce193" office:value-type="float" office:value="90" calcext:value-type="float">
            <text:p>90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4000" calcext:value-type="float">
            <text:p>4000</text:p>
          </table:table-cell>
          <table:covered-table-cell table:style-name="ce193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Wolf</text:p>
          </table:table-cell>
          <table:covered-table-cell table:style-name="ce189"/>
          <table:table-cell table:style-name="ce194" office:value-type="string" calcext:value-type="string">
            <text:p>15 – 20</text:p>
          </table:table-cell>
          <table:table-cell table:style-name="ce194" office:value-type="float" office:value="200" calcext:value-type="float">
            <text:p>200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string" calcext:value-type="string">
            <text:p>+ +</text:p>
          </table:table-cell>
          <table:table-cell table:style-name="ce197" office:value-type="float" office:value="10000" calcext:value-type="float">
            <text:p>10000</text:p>
          </table:table-cell>
          <table:table-cell table:style-name="ce197" office:value-type="string" calcext:value-type="string">
            <text:p>dirt_with_grass</text:p>
          </table:table-cell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Sand Monster</text:p>
          </table:table-cell>
          <table:covered-table-cell table:style-name="ce91"/>
          <table:table-cell table:style-name="ce195" office:value-type="string" calcext:value-type="string">
            <text:p>15 – 20</text:p>
          </table:table-cell>
          <table:table-cell table:style-name="ce195" office:value-type="float" office:value="90" calcext:value-type="float">
            <text:p>90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string" calcext:value-type="string">
            <text:p>+ +</text:p>
          </table:table-cell>
          <table:table-cell table:style-name="ce195" office:value-type="float" office:value="20000" calcext:value-type="float">
            <text:p>20000</text:p>
          </table:table-cell>
          <table:table-cell table:style-name="ce195" office:value-type="string" calcext:value-type="string">
            <text:p>desert_sand + sand (beach)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8" office:value-type="string" calcext:value-type="string" table:number-columns-spanned="2" table:number-rows-spanned="1">
            <text:p>Mummy</text:p>
          </table:table-cell>
          <table:covered-table-cell table:style-name="ce190"/>
          <table:table-cell table:style-name="ce196" office:value-type="string" calcext:value-type="string">
            <text:p>20 – 25</text:p>
          </table:table-cell>
          <table:table-cell table:style-name="ce196" office:value-type="float" office:value="80" calcext:value-type="float">
            <text:p>80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string" calcext:value-type="string">
            <text:p>-</text:p>
          </table:table-cell>
          <table:table-cell table:style-name="ce196" office:value-type="string" calcext:value-type="string">
            <text:p>Always 4</text:p>
          </table:table-cell>
          <table:table-cell table:style-name="ce196" office:value-type="string" calcext:value-type="string">
            <text:p>In Pyramid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Tree Monster</text:p>
          </table:table-cell>
          <table:covered-table-cell table:style-name="ce181"/>
          <table:table-cell table:style-name="ce195" office:value-type="string" calcext:value-type="string">
            <text:p>40 – 50</text:p>
          </table:table-cell>
          <table:table-cell table:style-name="ce195" office:value-type="float" office:value="80" calcext:value-type="float">
            <text:p>80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string" calcext:value-type="string">
            <text:p>-</text:p>
          </table:table-cell>
          <table:table-cell table:style-name="ce195" office:value-type="float" office:value="8000" calcext:value-type="float">
            <text:p>8000</text:p>
          </table:table-cell>
          <table:table-cell table:style-name="ce195" office:value-type="string" calcext:value-type="string">
            <text:p>leaves + beech_leaves</text:p>
          </table:table-cell>
          <table:table-cell table:style-name="ce207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Spider</text:p>
          </table:table-cell>
          <table:covered-table-cell table:style-name="ce181"/>
          <table:table-cell table:style-name="ce195" office:value-type="string" calcext:value-type="string">
            <text:p>30 – 40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5" calcext:value-type="float">
            <text:p>5</text:p>
          </table:table-cell>
          <table:table-cell table:style-name="ce204" office:value-type="string" calcext:value-type="string">
            <text:p>=</text:p>
          </table:table-cell>
          <table:table-cell table:style-name="ce195" office:value-type="float" office:value="7000" calcext:value-type="float">
            <text:p>7000</text:p>
          </table:table-cell>
          <table:table-cell table:style-name="ce195" office:value-type="string" calcext:value-type="string">
            <text:p>jungleleaves + jungletree</text:p>
          </table:table-cell>
          <table:table-cell table:style-name="ce207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Dirt Monster</text:p>
          </table:table-cell>
          <table:covered-table-cell table:style-name="ce189"/>
          <table:table-cell table:style-name="ce197" office:value-type="string" calcext:value-type="string">
            <text:p>25 – 30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float" office:value="5" calcext:value-type="float">
            <text:p>5</text:p>
          </table:table-cell>
          <table:table-cell table:style-name="ce203" office:value-type="string" calcext:value-type="string">
            <text:p>+</text:p>
          </table:table-cell>
          <table:table-cell table:style-name="ce197" office:value-type="float" office:value="10000" calcext:value-type="float">
            <text:p>10000</text:p>
          </table:table-cell>
          <table:table-cell table:style-name="ce197" office:value-type="string" calcext:value-type="string">
            <text:p>dirt_with_grass + drygrass (new biome)</text:p>
          </table:table-cell>
          <table:table-cell table:style-name="ce207" office:value-type="string" calcext:value-type="string">
            <text:p>5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Zombie</text:p>
          </table:table-cell>
          <table:covered-table-cell table:style-name="ce191"/>
          <table:table-cell table:style-name="ce198" office:value-type="string" calcext:value-type="string">
            <text:p>40 – 50</text:p>
          </table:table-cell>
          <table:table-cell table:style-name="ce198" office:value-type="float" office:value="90" calcext:value-type="float">
            <text:p>90</text:p>
          </table:table-cell>
          <table:table-cell table:style-name="ce198" office:value-type="float" office:value="6" calcext:value-type="float">
            <text:p>6</text:p>
          </table:table-cell>
          <table:table-cell table:style-name="ce205" office:value-type="string" calcext:value-type="string">
            <text:p>+</text:p>
          </table:table-cell>
          <table:table-cell table:style-name="ce198" office:value-type="float" office:value="6600" calcext:value-type="float">
            <text:p>6600</text:p>
          </table:table-cell>
          <table:table-cell table:style-name="ce198" office:value-type="string" calcext:value-type="string">
            <text:p>dirt_top (nether forest)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Yeti</text:p>
          </table:table-cell>
          <table:covered-table-cell table:style-name="ce91"/>
          <table:table-cell table:style-name="ce195" office:value-type="string" calcext:value-type="string">
            <text:p>25 – 30</text:p>
          </table:table-cell>
          <table:table-cell table:style-name="ce195" office:value-type="float" office:value="90" calcext:value-type="float">
            <text:p>90</text:p>
          </table:table-cell>
          <table:table-cell table:style-name="ce195" office:value-type="float" office:value="6" calcext:value-type="float">
            <text:p>6</text:p>
          </table:table-cell>
          <table:table-cell table:style-name="ce204" office:value-type="string" calcext:value-type="string">
            <text:p>=</text:p>
          </table:table-cell>
          <table:table-cell table:style-name="ce195" office:value-type="float" office:value="30000" calcext:value-type="float">
            <text:p>30000</text:p>
          </table:table-cell>
          <table:table-cell table:style-name="ce195" office:value-type="string" calcext:value-type="string">
            <text:p>dirt_with_snow + snow + snowblock</text:p>
          </table:table-cell>
          <table:table-cell table:style-name="ce207" office:value-type="string" calcext:value-type="string">
            <text:p>5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Creeper</text:p>
          </table:table-cell>
          <table:covered-table-cell table:style-name="ce91"/>
          <table:table-cell table:style-name="ce195" office:value-type="string" calcext:value-type="string">
            <text:p>30 – 40</text:p>
          </table:table-cell>
          <table:table-cell table:style-name="ce195" office:value-type="float" office:value="90" calcext:value-type="float">
            <text:p>90</text:p>
          </table:table-cell>
          <table:table-cell table:style-name="ce195" office:value-type="float" office:value="21" calcext:value-type="float">
            <text:p>21</text:p>
          </table:table-cell>
          <table:table-cell table:style-name="ce204" office:value-type="string" calcext:value-type="string">
            <text:p>=</text:p>
          </table:table-cell>
          <table:table-cell table:style-name="ce195" office:value-type="float" office:value="20000" calcext:value-type="float">
            <text:p>2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3"/>
          <table:covered-table-cell table:style-name="ce166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Oerkki</text:p>
          </table:table-cell>
          <table:covered-table-cell table:style-name="ce191"/>
          <table:table-cell table:style-name="ce198" office:value-type="string" calcext:value-type="string">
            <text:p>40 – 50</text:p>
          </table:table-cell>
          <table:table-cell table:style-name="ce198" office:value-type="float" office:value="90" calcext:value-type="float">
            <text:p>90</text:p>
          </table:table-cell>
          <table:table-cell table:style-name="ce198" office:value-type="float" office:value="6" calcext:value-type="float">
            <text:p>6</text:p>
          </table:table-cell>
          <table:table-cell table:style-name="ce205" office:value-type="string" calcext:value-type="string">
            <text:p>+</text:p>
          </table:table-cell>
          <table:table-cell table:style-name="ce198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Stone Monster</text:p>
          </table:table-cell>
          <table:covered-table-cell table:style-name="ce180"/>
          <table:table-cell table:style-name="ce184" office:value-type="string" calcext:value-type="string">
            <text:p>30 – 35</text:p>
          </table:table-cell>
          <table:table-cell table:style-name="ce184" office:value-type="float" office:value="60" calcext:value-type="float">
            <text:p>60</text:p>
          </table:table-cell>
          <table:table-cell table:style-name="ce184" office:value-type="float" office:value="7" calcext:value-type="float">
            <text:p>7</text:p>
          </table:table-cell>
          <table:table-cell table:style-name="ce205" office:value-type="string" calcext:value-type="string">
            <text:p>+</text:p>
          </table:table-cell>
          <table:table-cell table:style-name="ce184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001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Mese Monster</text:p>
          </table:table-cell>
          <table:covered-table-cell table:style-name="ce180"/>
          <table:table-cell table:style-name="ce184" office:value-type="string" calcext:value-type="string">
            <text:p>30 – 40</text:p>
          </table:table-cell>
          <table:table-cell table:style-name="ce184" office:value-type="float" office:value="80" calcext:value-type="float">
            <text:p>80</text:p>
          </table:table-cell>
          <table:table-cell table:style-name="ce198" office:value-type="float" office:value="8" calcext:value-type="float">
            <text:p>8</text:p>
          </table:table-cell>
          <table:table-cell table:style-name="ce205" office:value-type="string" calcext:value-type="string">
            <text:p>-</text:p>
          </table:table-cell>
          <table:table-cell table:style-name="ce184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150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Minotaur</text:p>
          </table:table-cell>
          <table:covered-table-cell table:style-name="ce181"/>
          <table:table-cell table:style-name="ce195" office:value-type="string" calcext:value-type="string">
            <text:p>80 – 100</text:p>
          </table:table-cell>
          <table:table-cell table:style-name="ce195" office:value-type="float" office:value="70" calcext:value-type="float">
            <text:p>70</text:p>
          </table:table-cell>
          <table:table-cell table:style-name="ce195" office:value-type="float" office:value="10" calcext:value-type="float">
            <text:p>10</text:p>
          </table:table-cell>
          <table:table-cell table:style-name="ce204" office:value-type="string" calcext:value-type="string">
            <text:p>+</text:p>
          </table:table-cell>
          <table:table-cell table:style-name="ce195" office:value-type="float" office:value="50000" calcext:value-type="float">
            <text:p>50000</text:p>
          </table:table-cell>
          <table:table-cell table:style-name="ce195" office:value-type="string" calcext:value-type="string">
            <text:p>drygrass (new biome)</text:p>
          </table:table-cell>
          <table:table-cell table:style-name="ce207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Dungeon Master</text:p>
          </table:table-cell>
          <table:covered-table-cell table:style-name="ce180"/>
          <table:table-cell table:style-name="ce184" office:value-type="string" calcext:value-type="string">
            <text:p>50 – 60</text:p>
          </table:table-cell>
          <table:table-cell table:style-name="ce184" office:value-type="float" office:value="60" calcext:value-type="float">
            <text:p>60</text:p>
          </table:table-cell>
          <table:table-cell table:style-name="ce184" office:value-type="float" office:value="12" calcext:value-type="float">
            <text:p>12</text:p>
          </table:table-cell>
          <table:table-cell table:style-name="ce205" office:value-type="string" calcext:value-type="string">
            <text:p>-</text:p>
          </table:table-cell>
          <table:table-cell table:style-name="ce184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 + netherrack (nether)</text:p>
          </table:table-cell>
          <table:table-cell table:style-name="ce207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24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92"/>
          <table:covered-table-cell table:style-name="ce206"/>
          <table:covered-table-cell table:style-name="ce207"/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Name</text:p>
          </table:table-cell>
          <table:covered-table-cell table:style-name="ce124"/>
          <table:table-cell table:style-name="ce124" office:value-type="string" calcext:value-type="string">
            <text:p>Health</text:p>
          </table:table-cell>
          <table:table-cell table:style-name="ce124" office:value-type="string" calcext:value-type="string">
            <text:p>Armor</text:p>
          </table:table-cell>
          <table:table-cell table:style-name="ce124" office:value-type="string" calcext:value-type="string">
            <text:p>Damage</text:p>
          </table:table-cell>
          <table:table-cell table:style-name="ce124" office:value-type="string" calcext:value-type="string">
            <text:p>Speed</text:p>
          </table:table-cell>
          <table:table-cell table:style-name="ce124" office:value-type="string" calcext:value-type="string">
            <text:p>Spawn chance</text:p>
          </table:table-cell>
          <table:table-cell table:style-name="ce124" office:value-type="string" calcext:value-type="string">
            <text:p>Spawn node</text:p>
          </table:table-cell>
          <table:table-cell table:style-name="ce124" office:value-type="string" calcext:value-type="string">
            <text:p>Coins Drop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Rat</text:p>
          </table:table-cell>
          <table:covered-table-cell table:style-name="ce180"/>
          <table:table-cell table:style-name="ce199" office:value-type="string" calcext:value-type="string">
            <text:p>2 – 4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string" calcext:value-type="string">
            <text:p>Peaceful</text:p>
          </table:table-cell>
          <table:table-cell table:style-name="ce199" office:value-type="string" calcext:value-type="string">
            <text:p>-</text:p>
          </table:table-cell>
          <table:table-cell table:style-name="ce191" office:value-type="float" office:value="10000" calcext:value-type="float">
            <text:p>10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/>
          <table:table-cell table:style-name="ce181" office:value-type="string" calcext:value-type="string" table:number-columns-spanned="2" table:number-rows-spanned="1">
            <text:p>Bee</text:p>
          </table:table-cell>
          <table:covered-table-cell table:style-name="ce181"/>
          <table:table-cell table:style-name="ce200" office:value-type="string" calcext:value-type="string">
            <text:p>1 – 2</text:p>
          </table:table-cell>
          <table:table-cell table:style-name="ce200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200" office:value-type="string" calcext:value-type="string">
            <text:p>-</text:p>
          </table:table-cell>
          <table:table-cell table:style-name="ce91" office:value-type="float" office:value="5000" calcext:value-type="float">
            <text:p>5000</text:p>
          </table:table-cell>
          <table:table-cell table:style-name="ce195" office:value-type="string" calcext:value-type="string">
            <text:p>group:flower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/>
          <table:table-cell table:style-name="ce181" office:value-type="string" calcext:value-type="string" table:number-columns-spanned="2" table:number-rows-spanned="1">
            <text:p>Kitten</text:p>
          </table:table-cell>
          <table:covered-table-cell table:style-name="ce181"/>
          <table:table-cell table:style-name="ce200" office:value-type="string" calcext:value-type="string">
            <text:p>4 – 8</text:p>
          </table:table-cell>
          <table:table-cell table:style-name="ce200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200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Bunny</text:p>
          </table:table-cell>
          <table:covered-table-cell table:style-name="ce91"/>
          <table:table-cell table:style-name="ce91" office:value-type="string" calcext:value-type="string">
            <text:p>3 – 6</text:p>
          </table:table-cell>
          <table:table-cell table:style-name="ce91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Chicken</text:p>
          </table:table-cell>
          <table:covered-table-cell table:style-name="ce181"/>
          <table:table-cell table:style-name="ce91" office:value-type="string" calcext:value-type="string">
            <text:p>4 – 8</text:p>
          </table:table-cell>
          <table:table-cell table:style-name="ce91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Sheep</text:p>
          </table:table-cell>
          <table:covered-table-cell table:style-name="ce91"/>
          <table:table-cell table:style-name="ce91" office:value-type="string" calcext:value-type="string">
            <text:p>10 – 15</text:p>
          </table:table-cell>
          <table:table-cell table:style-name="ce91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Warthog</text:p>
          </table:table-cell>
          <table:covered-table-cell table:style-name="ce91"/>
          <table:table-cell table:style-name="ce91" office:value-type="string" calcext:value-type="string">
            <text:p>15 –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4" office:value-type="string" calcext:value-type="string">
            <text:p>4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 + jungle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Cow</text:p>
          </table:table-cell>
          <table:covered-table-cell table:style-name="ce91"/>
          <table:table-cell table:style-name="ce91" office:value-type="string" calcext:value-type="string">
            <text:p>20 – 30</text:p>
          </table:table-cell>
          <table:table-cell table:style-name="ce91" office:value-type="float" office:value="200" calcext:value-type="float">
            <text:p>200</text:p>
          </table:table-cell>
          <table:table-cell table:style-name="ce204" office:value-type="string" calcext:value-type="string">
            <text:p>4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Ghoat</text:p>
          </table:table-cell>
          <table:covered-table-cell table:style-name="ce91"/>
          <table:table-cell table:style-name="ce91" office:value-type="string" calcext:value-type="string">
            <text:p>15 -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4" office:value-type="string" calcext:value-type="string">
            <text:p>4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NPC</text:p>
          </table:table-cell>
          <table:covered-table-cell table:style-name="ce91"/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0" calcext:value-type="float">
            <text:p>100</text:p>
          </table:table-cell>
          <table:table-cell table:style-name="ce204" office:value-type="string" calcext:value-type="string">
            <text:p>5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20000" calcext:value-type="float">
            <text:p>20000</text:p>
          </table:table-cell>
          <table:table-cell table:style-name="ce195" office:value-type="string" calcext:value-type="string">
            <text:p>dirt_with_grass + dirt + junglegrass + sand (beach)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82" office:value-type="string" calcext:value-type="string" table:number-columns-spanned="2" table:number-rows-spanned="1">
            <text:p>Glossary colors :</text:p>
          </table:table-cell>
          <table:covered-table-cell table:style-name="ce152"/>
          <table:table-cell table:number-columns-repeated="12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001"/>
        </table:table-row>
        <table:table-row table:style-name="ro1">
          <table:table-cell/>
          <table:table-cell table:style-name="ce183" office:value-type="string" calcext:value-type="string" table:number-columns-spanned="2" table:number-rows-spanned="1">
            <text:p>Only Nights</text:p>
          </table:table-cell>
          <table:covered-table-cell table:style-name="ce152"/>
          <table:table-cell table:number-columns-repeated="12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1">
          <table:table-cell/>
          <table:table-cell table:style-name="ce91" office:value-type="string" calcext:value-type="string" table:number-columns-spanned="2" table:number-rows-spanned="1">
            <text:p>Anywhere on surface</text:p>
          </table:table-cell>
          <table:covered-table-cell table:style-name="ce152"/>
          <table:table-cell table:number-columns-repeated="12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4" office:value-type="string" calcext:value-type="string" table:number-columns-spanned="2" table:number-rows-spanned="1">
            <text:p>Only Caves</text:p>
          </table:table-cell>
          <table:covered-table-cell table:style-name="ce152"/>
          <table:table-cell table:number-columns-repeated="12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40" table:default-cell-style-name="ce123"/>
        <table:table-column table:style-name="co50" table:default-cell-style-name="ce123"/>
        <table:table-column table:style-name="co42" table:default-cell-style-name="ce123"/>
        <table:table-column table:style-name="co6" table:default-cell-style-name="ce123"/>
        <table:table-column table:style-name="co51" table:default-cell-style-name="ce123"/>
        <table:table-column table:style-name="co1" table:default-cell-style-name="ce123"/>
        <table:table-column table:style-name="co52" table:default-cell-style-name="ce123"/>
        <table:table-column table:style-name="co53" table:default-cell-style-name="ce12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2" table:default-cell-style-name="ce123"/>
        <table:table-column table:style-name="co1" table:default-cell-style-name="ce123"/>
        <table:table-column table:style-name="co13" table:number-columns-repeated="2" table:default-cell-style-name="ce123"/>
        <table:table-column table:style-name="co6" table:number-columns-repeated="5" table:default-cell-style-name="ce123"/>
        <table:table-column table:style-name="co14" table:default-cell-style-name="ce123"/>
        <table:table-column table:style-name="co6" table:number-columns-repeated="2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3" table:default-cell-style-name="ce169"/>
        <table:table-column table:style-name="co6" table:default-cell-style-name="ce169"/>
        <table:table-column table:style-name="co6" table:number-columns-repeated="987" table:default-cell-style-name="ce123"/>
        <table:table-row table:style-name="ro3">
          <table:table-cell table:number-columns-repeated="1024"/>
        </table:table-row>
        <table:table-row table:style-name="ro1">
          <table:table-cell/>
          <table:table-cell table:style-name="ce216" office:value-type="string" calcext:value-type="string" table:number-columns-spanned="2" table:number-rows-spanned="1">
            <text:p>SolarMana</text:p>
          </table:table-cell>
          <table:covered-table-cell table:style-name="ce217"/>
          <table:table-cell table:number-columns-repeated="12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17" office:value-type="string" calcext:value-type="string">
            <text:p>Description</text:p>
          </table:table-cell>
          <table:table-cell table:style-name="ce217" office:value-type="string" calcext:value-type="string">
            <text:p>Mana</text:p>
          </table:table-cell>
          <table:table-cell/>
          <table:table-cell table:style-name="ce173"/>
          <table:table-cell table:number-columns-repeated="10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8" office:value-type="string" calcext:value-type="string">
            <text:p>Wooden group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Gold Block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2" table:number-columns-spanned="2" table:number-rows-spanned="1"/>
          <table:covered-table-cell/>
          <table:table-cell table:number-columns-repeated="8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imple Heal Rune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Improved Heal Rune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Perfect Heal Rune</text:p>
          </table:table-cell>
          <table:table-cell table:style-name="ce218" office:value-type="float" office:value="8" calcext:value-type="float">
            <text:p>8</text:p>
          </table:table-cell>
          <table:table-cell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Diamond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2" table:number-columns-spanned="2" table:number-rows-spanned="1"/>
          <table:covered-table-cell table:style-name="ce171"/>
          <table:table-cell table:number-columns-repeated="8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Silver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12"/>
          <table:table-cell table:style-name="ce172" table:number-columns-spanned="2" table:number-rows-spanned="1"/>
          <table:covered-table-cell table:style-name="ce211"/>
          <table:table-cell table:number-columns-repeated="8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GoldCoin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172" table:number-columns-spanned="2" table:number-rows-spanned="1"/>
          <table:covered-table-cell/>
          <table:table-cell table:number-columns-repeated="8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Obsidian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12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ywtonic</text:p>
          </table:table-cell>
          <table:table-cell table:style-name="ce218" office:value-type="float" office:value="7" calcext:value-type="float">
            <text:p>7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Mese Block</text:p>
          </table:table-cell>
          <table:table-cell table:style-name="ce218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Diamond Block</text:p>
          </table:table-cell>
          <table:table-cell table:style-name="ce218" office:value-type="float" office:value="9" calcext:value-type="float">
            <text:p>9</text:p>
          </table:table-cell>
          <table:table-cell table:number-columns-repeated="12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Copper Block</text:p>
          </table:table-cell>
          <table:table-cell table:style-name="ce218" office:value-type="float" office:value="4" calcext:value-type="float">
            <text:p>4</text:p>
          </table:table-cell>
          <table:table-cell/>
          <table:table-cell table:style-name="ce212"/>
          <table:table-cell table:number-columns-repeated="10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166"/>
          <table:covered-table-cell table:number-columns-repeated="3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173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171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1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117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23"/>
        <table:table-column table:style-name="co54" table:default-cell-style-name="ce123"/>
        <table:table-column table:style-name="co55" table:default-cell-style-name="ce123"/>
        <table:table-column table:style-name="co56" table:default-cell-style-name="ce123"/>
        <table:table-column table:style-name="co57" table:default-cell-style-name="ce123"/>
        <table:table-column table:style-name="co51" table:default-cell-style-name="ce123"/>
        <table:table-column table:style-name="co52" table:default-cell-style-name="ce123"/>
        <table:table-column table:style-name="co53" table:default-cell-style-name="ce12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number-columns-repeated="4" table:default-cell-style-name="ce123"/>
        <table:table-column table:style-name="co14" table:default-cell-style-name="ce123"/>
        <table:table-column table:style-name="co6" table:number-columns-repeated="2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3" table:default-cell-style-name="ce169"/>
        <table:table-column table:style-name="co6" table:default-cell-style-name="ce169"/>
        <table:table-column table:style-name="co6" table:number-columns-repeated="987" table:default-cell-style-name="ce123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23"/>
          <table:table-cell table:number-columns-repeated="13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73"/>
          <table:table-cell table:number-columns-repeated="7"/>
          <table:table-cell table:style-name="ce173"/>
          <table:table-cell/>
          <table:table-cell table:style-name="ce173"/>
          <table:table-cell/>
          <table:table-cell table:style-name="ce173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9" office:value-type="string" calcext:value-type="string">
            <text:p>Wooden boat</text:p>
          </table:table-cell>
          <table:table-cell table:style-name="ce224" office:value-type="string" calcext:value-type="string">
            <text:p>0.1</text:p>
          </table:table-cell>
          <table:table-cell table:style-name="ce224" office:value-type="string" calcext:value-type="string">
            <text:p>0.08</text:p>
          </table:table-cell>
          <table:table-cell table:style-name="ce224" office:value-type="string" calcext:value-type="string">
            <text:p>0.75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5" table:number-columns-repeated="4"/>
          <table:table-cell table:style-name="ce212"/>
          <table:table-cell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0" office:value-type="string" calcext:value-type="string">
            <text:p>Race boat</text:p>
          </table:table-cell>
          <table:table-cell table:style-name="ce225" office:value-type="string" calcext:value-type="string">
            <text:p>0.2</text:p>
          </table:table-cell>
          <table:table-cell table:style-name="ce225" office:value-type="string" calcext:value-type="string">
            <text:p>0.18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Expert race boat</text:p>
          </table:table-cell>
          <table:table-cell table:number-columns-repeated="2" table:style-name="ce226" office:value-type="string" calcext:value-type="string">
            <text:p>0.25</text:p>
          </table:table-cell>
          <table:table-cell table:style-name="ce226" office:value-type="float" office:value="4" calcext:value-type="float">
            <text:p>4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 table:number-columns-repeated="2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22" office:value-type="string" calcext:value-type="string">
            <text:p>Water boat</text:p>
          </table:table-cell>
          <table:table-cell table:style-name="ce227" office:value-type="string" calcext:value-type="string">
            <text:p>0.3</text:p>
          </table:table-cell>
          <table:table-cell table:style-name="ce227" office:value-type="string" calcext:value-type="string">
            <text:p>0.24</text:p>
          </table:table-cell>
          <table:table-cell table:style-name="ce227" office:value-type="float" office:value="4" calcext:value-type="float">
            <text:p>4</text:p>
          </table:table-cell>
          <table:table-cell table:number-columns-repeated="13"/>
          <table:table-cell table:style-name="ce212" table:number-columns-repeated="5"/>
          <table:table-cell table:number-columns-repeated="2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28" office:value-type="string" calcext:value-type="string">
            <text:p>0.5</text:p>
          </table:table-cell>
          <table:table-cell table:style-name="ce228" office:value-type="string" calcext:value-type="string">
            <text:p>0.1</text:p>
          </table:table-cell>
          <table:table-cell table:style-name="ce228" office:value-type="float" office:value="8" calcext:value-type="float">
            <text:p>8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3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66"/>
          <table:table-cell table:number-columns-repeated="4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173"/>
          <table:table-cell table:number-columns-repeated="2"/>
          <table:table-cell table:style-name="ce173"/>
          <table:table-cell table:number-columns-repeated="7"/>
          <table:table-cell table:style-name="ce173"/>
          <table:table-cell/>
          <table:table-cell table:style-name="ce173"/>
          <table:table-cell/>
          <table:table-cell table:style-name="ce173"/>
          <table:table-cell table:style-name="ce215" table:number-columns-repeated="4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117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5" table:number-columns-repeated="4"/>
          <table:table-cell table:style-name="ce212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15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22:39:13.556799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4T23:11:50.031215157</dc:date>
    <meta:creation-date>2014-12-23T16:28:04Z</meta:creation-date>
    <meta:editing-cycles>53</meta:editing-cycles>
    <meta:editing-duration>PT14H38M18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1028" meta:object-count="23"/>
  </office:meta>
</office:document-meta>
</file>